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solid" draw:fill-color="#eeeeee" draw:opacity="100%" draw:textarea-horizontal-align="justify" draw:textarea-vertical-align="bottom" draw:auto-grow-height="false" fo:min-height="4.268cm" fo:min-width="7.068cm" fo:padding-top="0.014cm" fo:padding-bottom="0.014cm" fo:padding-left="0.014cm" fo:padding-right="0.014cm"/>
    </style:style>
    <style:style style:name="gr2" style:family="graphic" style:parent-style-name="objectwithoutfill">
      <style:graphic-properties draw:stroke="solid" svg:stroke-width="0.035cm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3" style:family="graphic" style:parent-style-name="objectwithoutfill">
      <style:graphic-properties draw:stroke="solid" svg:stroke-width="0.035cm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84cm" fo:min-width="1.337cm" fo:padding-top="0.009cm" fo:padding-bottom="0.009cm" fo:padding-left="0.009cm" fo:padding-right="0.00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84cm" fo:min-width="1.339cm" fo:padding-top="0.009cm" fo:padding-bottom="0.009cm" fo:padding-left="0.009cm" fo:padding-right="0.009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424cm" fo:min-width="2.346cm" fo:padding-top="0.014cm" fo:padding-bottom="0.014cm" fo:padding-left="0.014cm" fo:padding-right="0.01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3.043cm" fo:min-width="0.717cm" fo:padding-top="0.014cm" fo:padding-bottom="0.014cm" fo:padding-left="0.014cm" fo:padding-right="0.01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101cm" fo:min-width="7.062cm" fo:padding-top="0.014cm" fo:padding-bottom="0.014cm" fo:padding-left="0.014cm" fo:padding-right="0.014cm"/>
    </style:style>
    <style:style style:name="gr9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1cm" fo:min-width="0.192cm" fo:padding-top="0.009cm" fo:padding-bottom="0.009cm" fo:padding-left="0.009cm" fo:padding-right="0.009cm"/>
    </style:style>
    <style:style style:name="gr10" style:family="graphic" style:parent-style-name="standard">
      <style:graphic-properties draw:stroke="none" draw:fill="none" draw:fill-color="#ffffff" fo:min-height="0.246cm"/>
    </style:style>
    <style:style style:name="gr11" style:family="graphic" style:parent-style-name="standard">
      <style:graphic-properties draw:stroke="none" draw:fill="none" draw:fill-color="#ffffff" fo:min-height="0.359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527cm" fo:min-width="2.231cm" fo:padding-top="0.014cm" fo:padding-bottom="0.014cm" fo:padding-left="0.014cm" fo:padding-right="0.014cm"/>
    </style:style>
    <style:style style:name="gr13" style:family="graphic" style:parent-style-name="standard">
      <style:graphic-properties draw:stroke="none" draw:fill="none" draw:fill-color="#ffffff" fo:min-height="0.492cm"/>
    </style:style>
    <style:style style:name="gr14" style:family="graphic" style:parent-style-name="standard">
      <style:graphic-properties draw:stroke="none" draw:fill="none" draw:fill-color="#ffffff" fo:min-height="0.491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909cm" fo:min-width="1.21cm" fo:padding-top="0.014cm" fo:padding-bottom="0.014cm" fo:padding-left="0.014cm" fo:padding-right="0.014cm"/>
    </style:style>
    <style:style style:name="gr16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84cm" fo:min-width="0.69cm" fo:padding-top="0.009cm" fo:padding-bottom="0.009cm" fo:padding-left="0.009cm" fo:padding-right="0.00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 draw:opacity="100%"/>
      <style:paragraph-properties fo:text-align="center"/>
      <style:text-properties style:font-name="Liberation Serif" fo:font-size="6pt" style:font-size-asian="6pt" style:font-size-complex="6pt"/>
    </style:style>
    <style:style style:name="P3" style:family="paragraph">
      <loext:graphic-properties draw:fill="none"/>
      <style:paragraph-properties fo:text-align="center"/>
      <style:text-properties style:font-name="Liberation Serif"/>
    </style:style>
    <style:style style:name="P4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5" style:family="paragraph">
      <loext:graphic-properties draw:fill-color="#dddddd"/>
      <style:paragraph-properties fo:text-align="center"/>
      <style:text-properties style:font-name="Liberation Serif"/>
    </style:style>
    <style:style style:name="P6" style:family="paragraph">
      <loext:graphic-properties draw:fill="solid" draw:fill-color="#cccccc" draw:opacity="100%"/>
      <style:paragraph-properties fo:text-align="center"/>
      <style:text-properties style:font-name="Liberation Serif" fo:font-size="8pt" style:font-size-asian="8pt" style:font-size-complex="8pt"/>
    </style:style>
    <style:style style:name="P7" style:family="paragraph">
      <loext:graphic-properties draw:fill="solid" draw:fill-color="#cccccc" draw:opacity="100%"/>
      <style:paragraph-properties fo:text-align="center"/>
      <style:text-properties style:font-name="Liberation Serif" fo:font-size="6pt" style:font-size-asian="6pt" style:font-size-complex="6pt"/>
    </style:style>
    <style:style style:name="P8" style:family="paragraph">
      <loext:graphic-properties draw:fill="none" draw:fill-color="#ffffff"/>
      <style:text-properties style:font-name="Liberation Serif" fo:font-size="6pt" style:font-size-asian="6pt" style:font-size-complex="6pt"/>
    </style:style>
    <style:style style:name="P9" style:family="paragraph">
      <loext:graphic-properties draw:fill="none" draw:fill-color="#ffffff"/>
      <style:text-properties style:font-name="Liberation Serif"/>
    </style:style>
    <style:style style:name="T1" style:family="text">
      <style:text-properties style:font-name="Liberation Serif" fo:font-size="6pt" style:font-size-asian="6pt" style:font-size-complex="6pt"/>
    </style:style>
    <style:style style:name="T2" style:family="text">
      <style:text-properties style:font-name="Liberation Seri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7.096cm" svg:height="4.296cm" svg:x="0.016cm" svg:y="0.022cm">
          <text:p text:style-name="P1"><text:span text:style-name="T1">Programmable Logic (P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0.374cm" svg:y1="2.487cm" svg:x2="0.374cm" svg:y2="1.154cm">
          <text:p/>
        </draw:line>
        <draw:line draw:style-name="gr3" draw:text-style-name="P3" draw:layer="layout" svg:x1="4.332cm" svg:y1="3.077cm" svg:x2="4.332cm" svg:y2="2.121cm">
          <text:p/>
        </draw:line>
        <draw:line draw:style-name="gr3" draw:text-style-name="P3" draw:layer="layout" svg:x1="4.84cm" svg:y1="2.002cm" svg:x2="0.374cm" svg:y2="2.002cm">
          <text:p/>
        </draw:line>
        <draw:custom-shape draw:style-name="gr4" draw:text-style-name="P4" draw:layer="layout" svg:width="1.547cm" svg:height="0.603cm" svg:x="2.516cm" svg:y="2.461cm">
          <text:p text:style-name="P1"><text:span text:style-name="T1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1.55cm" svg:height="0.603cm" svg:x="2.506cm" svg:y="3.365cm">
          <text:p text:style-name="P1"><text:span text:style-name="T1">AXI-Stream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3" draw:layer="layout" svg:x1="4.948cm" svg:y1="3.078cm" svg:x2="4.948cm" svg:y2="2.122cm">
          <text:p/>
        </draw:line>
        <draw:custom-shape draw:style-name="gr6" draw:text-style-name="P6" draw:layer="layout" svg:width="2.374cm" svg:height="1.452cm" svg:x="4.076cm" svg:y="2.455cm">
          <text:p text:style-name="P1"><text:span text:style-name="T2">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745cm" svg:height="3.071cm" svg:x="8.004cm" svg:y="0.014cm">
          <text:p text:style-name="P1"><text:span text:style-name="T1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7.09cm" svg:height="1.129cm" svg:x="0.022cm" svg:y="0.025cm">
          <text:p text:style-name="P1"><text:span text:style-name="T2">ARM</text:span></text:p>
          <text:p text:style-name="P1"><text:span text:style-name="T2">Cortex-A9</text:span></text:p>
          <text:p text:style-name="P1"><text:span text:style-name="T1">Processing System (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418cm" svg:height="1.27cm" svg:x="5.26cm" svg:y="1.172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" draw:text-style-name="P3" draw:layer="layout" svg:x1="4.341cm" svg:y1="2.128cm" svg:x2="4.203cm" svg:y2="2.001cm">
          <text:p/>
        </draw:line>
        <draw:line draw:style-name="gr3" draw:text-style-name="P3" draw:layer="layout" svg:x1="4.957cm" svg:y1="2.129cm" svg:x2="4.819cm" svg:y2="2.002cm">
          <text:p/>
        </draw:line>
        <draw:frame draw:style-name="gr10" draw:text-style-name="P8" draw:layer="layout" svg:width="0.266cm" svg:height="0.246cm" svg:x="4.392cm" svg:y="2.202cm">
          <draw:text-box>
            <text:p><text:span text:style-name="T1">Rx</text:span></text:p>
          </draw:text-box>
        </draw:frame>
        <draw:frame draw:style-name="gr10" draw:text-style-name="P8" draw:layer="layout" svg:width="0.267cm" svg:height="0.246cm" svg:x="5.003cm" svg:y="2.202cm">
          <draw:text-box>
            <text:p><text:span text:style-name="T1">Tx</text:span></text:p>
          </draw:text-box>
        </draw:frame>
        <draw:frame draw:style-name="gr11" draw:text-style-name="P9" draw:layer="layout" svg:width="1.017cm" svg:height="0.359cm" svg:x="0.414cm" svg:y="1.769cm">
          <draw:text-box>
            <text:p><text:span text:style-name="T1">Interrupts</text:span></text:p>
          </draw:text-box>
        </draw:frame>
        <draw:custom-shape draw:style-name="gr12" draw:text-style-name="P6" draw:layer="layout" svg:width="2.259cm" svg:height="1.555cm" svg:x="0.254cm" svg:y="2.455cm">
          <text:p text:style-name="P1"><text:span text:style-name="T2">Tensor</text:span></text:p>
          <text:p text:style-name="P1"><text:span text:style-name="T2">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419cm" svg:height="1.27cm" svg:x="1.372cm" svg:y="1.172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9" draw:layer="layout" svg:width="0.816cm" svg:height="0.492cm" svg:x="1.779cm" svg:y="1.473cm">
          <draw:text-box>
            <text:p><text:span text:style-name="T1">AXI</text:span></text:p>
            <text:p><text:span text:style-name="T1">Lite</text:span></text:p>
          </draw:text-box>
        </draw:frame>
        <draw:frame draw:style-name="gr14" draw:text-style-name="P9" draw:layer="layout" svg:width="0.522cm" svg:height="0.491cm" svg:x="5.666cm" svg:y="1.471cm">
          <draw:text-box>
            <text:p><text:span text:style-name="T1">AXI</text:span></text:p>
            <text:p><text:span text:style-name="T1">Lite</text:span></text:p>
          </draw:text-box>
        </draw:frame>
        <draw:frame draw:style-name="gr13" draw:text-style-name="P9" draw:layer="layout" svg:width="0.811cm" svg:height="0.492cm" svg:x="6.409cm" svg:y="1.452cm">
          <draw:text-box>
            <text:p><text:span text:style-name="T1">AXI</text:span></text:p>
            <text:p><text:span text:style-name="T1">Master</text:span></text:p>
          </draw:text-box>
        </draw:frame>
        <draw:custom-shape draw:style-name="gr15" draw:text-style-name="P7" draw:layer="layout" svg:width="1.238cm" svg:height="0.937cm" svg:x="5.874cm" svg:y="0.209cm">
          <text:p text:style-name="P1"><text:span text:style-name="T1">DDR</text:span></text:p>
          <text:p text:style-name="P1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884cm" svg:height="0.603cm" svg:x="7.112cm" svg:y="0.289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4" draw:layer="layout" svg:width="0.418cm" svg:height="1.27cm" svg:x="6.021cm" svg:y="1.172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4.3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24T19:42:33.906072925</dc:date>
    <meta:editing-duration>PT5H27M1S</meta:editing-duration>
    <meta:editing-cycles>39</meta:editing-cycles>
    <meta:document-statistic meta:object-count="24"/>
  </office:meta>
</office:document-meta>
</file>